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3.6626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874in" fo:margin-right="0in" fo:margin-top="0.39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9161in" fo:margin-right="0.7126in" fo:margin-top="0.2028in" fo:margin-bottom="0in" loext:contextual-spacing="false" fo:line-height="130%" fo:text-align="start" style:justify-single-word="false" fo:keep-together="auto" fo:orphans="0" fo:widows="0" fo:text-indent="-0.4217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9161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9083in" fo:margin-right="0in" fo:margin-top="0.05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9165in" fo:margin-right="0in" fo:margin-top="0.05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9118in" fo:margin-right="0in" fo:margin-top="0.05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3354in" fo:margin-right="1.4929in" fo:margin-top="0.4335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3354in" fo:margin-right="0in" fo:margin-top="0.2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3354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3354in" fo:margin-right="0in" fo:margin-top="0.2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3354in" fo:margin-right="1.0543in" fo:margin-top="0.2252in" fo:margin-bottom="0in" loext:contextual-spacing="false" fo:line-height="226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4937in" fo:margin-right="0in" fo:margin-top="0.44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4965in" fo:margin-right="0in" fo:margin-top="0.2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9173in" fo:margin-right="0in" fo:margin-top="0.2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9173in" fo:margin-right="0in" fo:margin-top="0.05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772in" fo:margin-right="0in" fo:margin-top="0.39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" fo:font-size="9pt" fo:font-style="normal" style:text-underline-style="none" fo:font-weight="normal" style:font-name-asian="Times1" style:font-size-asian="9pt" style:font-style-asian="normal" style:font-weight-asian="normal" style:font-name-complex="Times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5.5pt" fo:font-style="normal" style:text-underline-style="none" fo:font-weight="normal" style:font-name-asian="Arial1" style:font-size-asian="15.5pt" style:font-style-asian="normal" style:font-weight-asian="normal" style:font-name-complex="Arial1" style:font-size-complex="15.5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4" style:family="text">
      <style:text-properties fo:font-variant="normal" fo:text-transform="none" fo:color="#c9ae75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5" style:family="text">
      <style:text-properties fo:font-variant="normal" fo:text-transform="none" fo:color="#8959a8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6" style:family="text">
      <style:text-properties fo:font-variant="normal" fo:text-transform="none" fo:color="#4d4d4c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7" style:family="text">
      <style:text-properties fo:font-variant="normal" fo:text-transform="none" fo:color="#718c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8" style:family="text">
      <style:text-properties fo:font-variant="normal" fo:text-transform="none" fo:color="#f5871f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9" style:family="text">
      <style:text-properties fo:font-variant="normal" fo:text-transform="none" fo:color="#8e908c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nding.tasks.md 8/26/2023 </text:span></text:p>
      <text:p text:style-name="P3"><text:span text:style-name="T2">Binding </text:span></text:p>
      <text:p text:style-name="P4"><text:span text:style-name="T3">Write </text:span><text:span text:style-name="T4">Pagination </text:span><text:span text:style-name="T3">object that will get an array and pageSize, then will return the following. prevPage </text:span></text:p>
      <text:p text:style-name="P5"><text:span text:style-name="T3">nextPage </text:span></text:p>
      <text:p text:style-name="P6"><text:span text:style-name="T3">firstPage </text:span></text:p>
      <text:p text:style-name="P7"><text:span text:style-name="T3">lastPage </text:span></text:p>
      <text:p text:style-name="P8"><text:span text:style-name="T3">goToPage </text:span></text:p>
      <text:p text:style-name="P8"><text:span text:style-name="T3">getPageItems </text:span></text:p>
      <text:p text:style-name="P9"><text:span text:style-name="T5">const </text:span><text:span text:style-name="T6">alphabetArray = </text:span><text:span text:style-name="T7">"abcdefghijklmnopqrstuvwxyz"</text:span><text:span text:style-name="T6">.split(</text:span><text:span text:style-name="T7">""</text:span><text:span text:style-name="T6">); Pagination.init(alphabetArray, </text:span><text:span text:style-name="T8">4</text:span><text:span text:style-name="T6">); </text:span></text:p>
      <text:p text:style-name="P10"><text:span text:style-name="T6">Pagination.getPageItems(); </text:span><text:span text:style-name="T9">// ["a", "b", "c", "d"] </text:span></text:p>
      <text:p text:style-name="P11"><text:span text:style-name="T6">Pagination.nextPage(); </text:span><text:span text:style-name="T9">// add the current page by one </text:span></text:p>
      <text:p text:style-name="P12"><text:span text:style-name="T6">Pagination.getPageItems(); </text:span><text:span text:style-name="T9">// ["e", "f", "g", "h"] </text:span></text:p>
      <text:p text:style-name="P13"><text:span text:style-name="T6">Pagination.nextPage().nextPage(); </text:span><text:span text:style-name="T9">// the ability to call chainable </text:span><text:span text:style-name="T6">Pagination.goToPage(</text:span><text:span text:style-name="T8">3</text:span><text:span text:style-name="T6">); </text:span><text:span text:style-name="T9">// current page must be set to 3 </text:span></text:p>
      <text:p text:style-name="P14"><text:span text:style-name="T3">Write an Airplane object that initializes name. </text:span></text:p>
      <text:p text:style-name="P15"><text:span text:style-name="T3">Give airplanes the ability to </text:span><text:span text:style-name="T4">.takeOff() </text:span><text:span text:style-name="T3">and </text:span><text:span text:style-name="T4">.land()</text:span><text:span text:style-name="T3">: </text:span></text:p>
      <text:p text:style-name="P16"><text:span text:style-name="T3">If a plane takes off, its </text:span><text:span text:style-name="T4">isFlying </text:span><text:span text:style-name="T3">property is set to true. </text:span></text:p>
      <text:p text:style-name="P17"><text:span text:style-name="T3">If a plane lands, its </text:span><text:span text:style-name="T4">isFlying </text:span><text:span text:style-name="T3">property is set to false. </text:span></text:p>
      <text:p text:style-name="P18"><text:span text:style-name="T3">Write your own </text:span><text:span text:style-name="T4">call</text:span><text:span text:style-name="T3">, </text:span><text:span text:style-name="T4">apply </text:span><text:span text:style-name="T3">and </text:span><text:span text:style-name="T4">bind </text:span><text:span text:style-name="T3">methods</text:span></text:p>
      <text:p text:style-name="P2"><text:span text:style-name="T1">1 / 1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in" fo:page-height="11.6807in" style:num-format="1" style:print-orientation="portrait" fo:margin-top="0.1945in" fo:margin-bottom="0.2346in" fo:margin-left="0.5252in" fo:margin-right="0.5244in" style:writing-mode="lr-tb" style:layout-grid-color="#c0c0c0" style:layout-grid-lines="2857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15" meta:character-count="832" meta:non-whitespace-character-count="718"/>
    <meta:generator>LibreOfficeDev/6.0.5.2$Linux_X86_64 LibreOffice_project/</meta:generator>
  </office:meta>
</office:document-meta>
</file>